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9.6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# of checked phishing email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man Recoure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stomer Servic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bal Security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a Relations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essional Development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>
            <draw:frame table:end-cell-address="Sheet1.E24" table:end-x="30.47pt" table:end-y="13.46pt" draw:z-index="0" draw:name="Chart 1" draw:style-name="gr1" draw:text-style-name="P1" svg:width="449.97pt" svg:height="278.22pt" svg:x="0pt" svg:y="3pt">
              <draw:object draw:notify-on-update-of-ranges="Sheet1.A2:Sheet1.A6 Sheet1.B1:Sheet1.B1 Sheet1.B2:Sheet1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098cm" svg:y="3.613cm" style:legend-expansion="high" chart:style-name="ch2"/>
        <chart:plot-area chart:style-name="ch3" table:cell-range-address="Sheet1.A1:Sheet1.B6" chart:data-source-has-labels="both" svg:x="1.377cm" svg:y="0.196cm" svg:width="9.404cm" svg:height="8.394cm">
          <chartooo:coordinate-region svg:x="4.23cm" svg:y="0.196cm" svg:width="5.094cm" svg:height="7.897cm"/>
          <chart:axis chart:dimension="x" chart:name="primary-x" chart:style-name="ch4" chartooo:axis-type="text">
            <chart:title svg:x="0.451cm" svg:y="5.344cm" chart:style-name="ch5">
              <text:p>Department</text:p>
            </chart:title>
            <chart:categories table:cell-range-address="Sheet1.A2:Sheet1.A6"/>
          </chart:axis>
          <chart:axis chart:dimension="y" chart:name="primary-y" chart:style-name="ch6">
            <chart:title svg:x="3.779cm" svg:y="8.787cm" chart:style-name="ch7">
              <text:p># of checked phishing emails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of checked phishing email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 Recoures</text:p>
                <draw:g>
                  <svg:desc>Sheet1.A2:Sheet1.A6</svg:desc>
                </draw:g>
              </table:table-cell>
              <table:table-cell office:value-type="float" office:value="30">
                <text:p>30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Customer Servic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Global Secur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edia Relations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rofessional Development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